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9" style:family="table-cell" style:parent-style-name="Default" style:data-style-name="N50">
      <style:table-cell-properties fo:background-color="#81d41a"/>
    </style:style>
    <style:style style:name="ce7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50"/>
    <style:style style:name="ce8" style:family="table-cell" style:parent-style-name="Default" style:data-style-name="N50">
      <style:text-properties fo:color="#999999"/>
    </style:style>
    <style:style style:name="ce15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9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RA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19269.046555" calcext:value-type="float">
            <text:p>19269.046555</text:p>
          </table:table-cell>
          <table:table-cell table:formula="of:=[.H2]/24/365" office:value-type="float" office:value="2.19966284874429" calcext:value-type="float">
            <text:p>2.19966284874429</text:p>
          </table:table-cell>
          <table:table-cell office:value-type="string" calcext:value-type="string">
            <text:p>&lt;- CPU years</text:p>
          </table:table-cell>
          <table:table-cell table:formula="of:=SUM([.J3:.J456])" office:value-type="float" office:value="3949.4" calcext:value-type="float">
            <text:p>3949.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8"/>
          <table:table-cell table:style-name="ce4" office:value-type="string" calcext:value-type="string">
            <text:p>s</text:p>
          </table:table-cell>
          <table:table-cell table:style-name="ce4" table:number-columns-repeated="1009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0.88889" calcext:value-type="float">
            <text:p>50.888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99389" calcext:value-type="float">
            <text:p>39.993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7.25667" calcext:value-type="float">
            <text:p>57.256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2.92556" calcext:value-type="float">
            <text:p>52.925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7.18944" calcext:value-type="float">
            <text:p>47.18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9.62278" calcext:value-type="float">
            <text:p>49.6227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8975" calcext:value-type="float">
            <text:p>39.89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4.17833" calcext:value-type="float">
            <text:p>54.1783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62.19722" calcext:value-type="float">
            <text:p>62.1972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5.69444" calcext:value-type="float">
            <text:p>55.69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3.1175" calcext:value-type="float">
            <text:p>53.11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3.83056" calcext:value-type="float">
            <text:p>53.830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1.9325" calcext:value-type="float">
            <text:p>51.932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5.25278" calcext:value-type="float">
            <text:p>45.2527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" calcext:value-type="float">
            <text:p>4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4.53639" calcext:value-type="float">
            <text:p>44.5363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30389" calcext:value-type="float">
            <text:p>41.303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93361" calcext:value-type="float">
            <text:p>41.9336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9.05028" calcext:value-type="float">
            <text:p>49.050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5528" calcext:value-type="float">
            <text:p>41.755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7.15694" calcext:value-type="float">
            <text:p>47.1569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9" calcext:value-type="float">
            <text:p>41.6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7806" calcext:value-type="float">
            <text:p>41.778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8.5525" calcext:value-type="float">
            <text:p>48.552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2.06056" calcext:value-type="float">
            <text:p>52.060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4.83694" calcext:value-type="float">
            <text:p>44.8369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9611" calcext:value-type="float">
            <text:p>41.6961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05944" calcext:value-type="float">
            <text:p>41.05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46444" calcext:value-type="float">
            <text:p>41.46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3972" calcext:value-type="float">
            <text:p>41.639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6.4725" calcext:value-type="float">
            <text:p>46.472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19111" calcext:value-type="float">
            <text:p>41.1911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7.81167" calcext:value-type="float">
            <text:p>37.811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3944" calcext:value-type="float">
            <text:p>41.73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2083" calcext:value-type="float">
            <text:p>41.720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34333" calcext:value-type="float">
            <text:p>41.3433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2333" calcext:value-type="float">
            <text:p>41.7233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0417" calcext:value-type="float">
            <text:p>37.7041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6583" calcext:value-type="float">
            <text:p>41.665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1167" calcext:value-type="float">
            <text:p>37.811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2806" calcext:value-type="float">
            <text:p>37.728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66361" calcext:value-type="float">
            <text:p>37.6636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7306" calcext:value-type="float">
            <text:p>37.773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2556" calcext:value-type="float">
            <text:p>37.825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806" calcext:value-type="float">
            <text:p>37.658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0389" calcext:value-type="float">
            <text:p>37.703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0417" calcext:value-type="float">
            <text:p>37.8041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6675" calcext:value-type="float">
            <text:p>37.66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9556" calcext:value-type="float">
            <text:p>37.795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5.22083" calcext:value-type="float">
            <text:p>55.220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444" calcext:value-type="float">
            <text:p>52.75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25" calcext:value-type="float">
            <text:p>37.652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972" calcext:value-type="float">
            <text:p>37.769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9528" calcext:value-type="float">
            <text:p>37.795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778" calcext:value-type="float">
            <text:p>37.7677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444" calcext:value-type="float">
            <text:p>37.74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389" calcext:value-type="float">
            <text:p>37.713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944" calcext:value-type="float">
            <text:p>48.35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778" calcext:value-type="float">
            <text:p>49.6577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67" calcext:value-type="float">
            <text:p>47.636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0417" calcext:value-type="float">
            <text:p>43.2041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9361" calcext:value-type="float">
            <text:p>49.7936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583" calcext:value-type="float">
            <text:p>50.695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0472" calcext:value-type="float">
            <text:p>41.304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1333" calcext:value-type="float">
            <text:p>41.4133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82944" calcext:value-type="float">
            <text:p>41.82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3667" calcext:value-type="float">
            <text:p>41.736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09972" calcext:value-type="float">
            <text:p>58.099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5583" calcext:value-type="float">
            <text:p>52.855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89" calcext:value-type="float">
            <text:p>41.348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6194" calcext:value-type="float">
            <text:p>41.6619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5944" calcext:value-type="float">
            <text:p>41.45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5139" calcext:value-type="float">
            <text:p>51.9513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3056" calcext:value-type="float">
            <text:p>40.030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7175" calcext:value-type="float">
            <text:p>58.71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7722" calcext:value-type="float">
            <text:p>52.7772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9361" calcext:value-type="float">
            <text:p>47.2936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7611" calcext:value-type="float">
            <text:p>50.3761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775" calcext:value-type="float">
            <text:p>50.57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7722" calcext:value-type="float">
            <text:p>41.6772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4528" calcext:value-type="float">
            <text:p>41.945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2222" calcext:value-type="float">
            <text:p>51.5222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944" calcext:value-type="float">
            <text:p>53.77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694" calcext:value-type="float">
            <text:p>53.7769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8167" calcext:value-type="float">
            <text:p>52.581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306" calcext:value-type="float">
            <text:p>51.753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67028" calcext:value-type="float">
            <text:p>45.670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37944" calcext:value-type="float">
            <text:p>46.37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11" calcext:value-type="float">
            <text:p>37.7511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595" calcext:value-type="float">
            <text:p>46.59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806" calcext:value-type="float">
            <text:p>37.758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" calcext:value-type="float">
            <text:p>37.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98972" calcext:value-type="float">
            <text:p>56.989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889" calcext:value-type="float">
            <text:p>37.748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4417" calcext:value-type="float">
            <text:p>49.9441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75" calcext:value-type="float">
            <text:p>47.5375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4972" calcext:value-type="float">
            <text:p>51.549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5167" calcext:value-type="float">
            <text:p>50.35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73" calcext:value-type="float">
            <text:p>54.7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278" calcext:value-type="float">
            <text:p>47.5327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722" calcext:value-type="float">
            <text:p>48.317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3778" calcext:value-type="float">
            <text:p>50.0377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2361" calcext:value-type="float">
            <text:p>50.02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7694" calcext:value-type="float">
            <text:p>50.0769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9861" calcext:value-type="float">
            <text:p>49.698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7472" calcext:value-type="float">
            <text:p>49.57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167" calcext:value-type="float">
            <text:p>49.61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6833" calcext:value-type="float">
            <text:p>49.6683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806" calcext:value-type="float">
            <text:p>49.6180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66306" calcext:value-type="float">
            <text:p>43.6630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15" calcext:value-type="float">
            <text:p>49.815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5528" calcext:value-type="float">
            <text:p>47.655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361" calcext:value-type="float">
            <text:p>37.67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" calcext:value-type="float">
            <text:p>37.7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65" calcext:value-type="float">
            <text:p>50.065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917" calcext:value-type="float">
            <text:p>37.7291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111" calcext:value-type="float">
            <text:p>38.251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44" calcext:value-type="float">
            <text:p>37.7194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722" calcext:value-type="float">
            <text:p>37.677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444" calcext:value-type="float">
            <text:p>48.3544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3056" calcext:value-type="float">
            <text:p>48.330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4083" calcext:value-type="float">
            <text:p>50.04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5139" calcext:value-type="float">
            <text:p>39.2513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3556" calcext:value-type="float">
            <text:p>39.235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8667" calcext:value-type="float">
            <text:p>48.386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4806" calcext:value-type="float">
            <text:p>43.2480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95472" calcext:value-type="float">
            <text:p>44.95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7972" calcext:value-type="float">
            <text:p>50.279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5111" calcext:value-type="float">
            <text:p>48.551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972" calcext:value-type="float">
            <text:p>50.399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56" calcext:value-type="float">
            <text:p>48.440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472" calcext:value-type="float">
            <text:p>48.40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472" calcext:value-type="float">
            <text:p>48.31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2" calcext:value-type="float">
            <text:p>48.4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41528" calcext:value-type="float">
            <text:p>45.415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6472" calcext:value-type="float">
            <text:p>50.76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5472" calcext:value-type="float">
            <text:p>49.95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7222" calcext:value-type="float">
            <text:p>50.472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2611" calcext:value-type="float">
            <text:p>47.626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12861" calcext:value-type="float">
            <text:p>41.128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2028" calcext:value-type="float">
            <text:p>41.720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11" calcext:value-type="float">
            <text:p>40.881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1083" calcext:value-type="float">
            <text:p>41.71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67" calcext:value-type="float">
            <text:p>40.88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83" calcext:value-type="float">
            <text:p>37.69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806" calcext:value-type="float">
            <text:p>38.2580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4889" calcext:value-type="float">
            <text:p>43.84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35444" calcext:value-type="float">
            <text:p>45.3544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611" calcext:value-type="float">
            <text:p>37.706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583" calcext:value-type="float">
            <text:p>37.625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417" calcext:value-type="float">
            <text:p>37.7241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722" calcext:value-type="float">
            <text:p>37.687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3861" calcext:value-type="float">
            <text:p>38.238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667" calcext:value-type="float">
            <text:p>37.676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722" calcext:value-type="float">
            <text:p>37.627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89" calcext:value-type="float">
            <text:p>37.67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4389" calcext:value-type="float">
            <text:p>41.543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222" calcext:value-type="float">
            <text:p>37.752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72" calcext:value-type="float">
            <text:p>37.719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6167" calcext:value-type="float">
            <text:p>39.96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91083" calcext:value-type="float">
            <text:p>45.91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2667" calcext:value-type="float">
            <text:p>51.626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028" calcext:value-type="float">
            <text:p>51.750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556" calcext:value-type="float">
            <text:p>37.715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5333" calcext:value-type="float">
            <text:p>49.3533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5056" calcext:value-type="float">
            <text:p>48.450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6528" calcext:value-type="float">
            <text:p>40.265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09389" calcext:value-type="float">
            <text:p>37.093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48639" calcext:value-type="float">
            <text:p>54.4863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667" calcext:value-type="float">
            <text:p>37.696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6444" calcext:value-type="float">
            <text:p>39.6644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694" calcext:value-type="float">
            <text:p>37.6669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361" calcext:value-type="float">
            <text:p>37.68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833" calcext:value-type="float">
            <text:p>37.6383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5028" calcext:value-type="float">
            <text:p>40.250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22" calcext:value-type="float">
            <text:p>37.662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42167" calcext:value-type="float">
            <text:p>40.42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8417" calcext:value-type="float">
            <text:p>41.3841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083" calcext:value-type="float">
            <text:p>37.73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778" calcext:value-type="float">
            <text:p>37.8277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361" calcext:value-type="float">
            <text:p>37.65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472" calcext:value-type="float">
            <text:p>37.66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61" calcext:value-type="float">
            <text:p>37.698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0611" calcext:value-type="float">
            <text:p>47.206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78056" calcext:value-type="float">
            <text:p>55.780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09528" calcext:value-type="float">
            <text:p>39.095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7361" calcext:value-type="float">
            <text:p>51.97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778" calcext:value-type="float">
            <text:p>50.6977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6.57222" calcext:value-type="float">
            <text:p>36.572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8639" calcext:value-type="float">
            <text:p>48.78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89" calcext:value-type="float">
            <text:p>37.69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0889" calcext:value-type="float">
            <text:p>50.30889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583" calcext:value-type="float">
            <text:p>37.76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667" calcext:value-type="float">
            <text:p>37.71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0611" calcext:value-type="float">
            <text:p>37.80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575" calcext:value-type="float">
            <text:p>41.25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25" calcext:value-type="float">
            <text:p>39.99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75" calcext:value-type="float">
            <text:p>39.6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9556" calcext:value-type="float">
            <text:p>49.99556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7222" calcext:value-type="float">
            <text:p>43.87222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8222" calcext:value-type="float">
            <text:p>37.88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5333" calcext:value-type="float">
            <text:p>50.45333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1333" calcext:value-type="float">
            <text:p>37.91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9917" calcext:value-type="float">
            <text:p>37.99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7028" calcext:value-type="float">
            <text:p>37.97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3028" calcext:value-type="float">
            <text:p>37.93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472" calcext:value-type="float">
            <text:p>37.71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833" calcext:value-type="float">
            <text:p>37.84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9625" calcext:value-type="float">
            <text:p>50.9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2275" calcext:value-type="float">
            <text:p>45.2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806" calcext:value-type="float">
            <text:p>50.39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722" calcext:value-type="float">
            <text:p>37.73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444" calcext:value-type="float">
            <text:p>37.864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167" calcext:value-type="float">
            <text:p>37.6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361" calcext:value-type="float">
            <text:p>37.75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56" calcext:value-type="float">
            <text:p>37.6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9222" calcext:value-type="float">
            <text:p>41.29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333" calcext:value-type="float">
            <text:p>37.74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417" calcext:value-type="float">
            <text:p>37.81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.87472" calcext:value-type="float">
            <text:p>61.87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275" calcext:value-type="float">
            <text:p>41.4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611" calcext:value-type="float">
            <text:p>49.15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083" calcext:value-type="float">
            <text:p>37.71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5" calcext:value-type="float">
            <text:p>37.73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0472" calcext:value-type="float">
            <text:p>39.90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583" calcext:value-type="float">
            <text:p>39.9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4056" calcext:value-type="float">
            <text:p>40.14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7167" calcext:value-type="float">
            <text:p>39.17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8972" calcext:value-type="float">
            <text:p>53.48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0361" calcext:value-type="float">
            <text:p>53.50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944" calcext:value-type="float">
            <text:p>37.64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3944" calcext:value-type="float">
            <text:p>39.63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6639" calcext:value-type="float">
            <text:p>39.16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389" calcext:value-type="float">
            <text:p>41.44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0722" calcext:value-type="float">
            <text:p>40.10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0194" calcext:value-type="float">
            <text:p>53.70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1222" calcext:value-type="float">
            <text:p>48.41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0139" calcext:value-type="float">
            <text:p>48.9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6" calcext:value-type="float">
            <text:p>49.1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5139" calcext:value-type="float">
            <text:p>50.75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0139" calcext:value-type="float">
            <text:p>49.2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11" calcext:value-type="float">
            <text:p>37.671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94" calcext:value-type="float">
            <text:p>37.67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278" calcext:value-type="float">
            <text:p>37.8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" calcext:value-type="float">
            <text:p>37.6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54278" calcext:value-type="float">
            <text:p>43.5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55583" calcext:value-type="float">
            <text:p>60.55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06" calcext:value-type="float">
            <text:p>41.3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917" calcext:value-type="float">
            <text:p>37.81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944" calcext:value-type="float">
            <text:p>37.66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67" calcext:value-type="float">
            <text:p>37.7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25" calcext:value-type="float">
            <text:p>48.7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1972" calcext:value-type="float">
            <text:p>39.11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7278" calcext:value-type="float">
            <text:p>49.87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9611" calcext:value-type="float">
            <text:p>48.49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75" calcext:value-type="float">
            <text:p>39.8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333" calcext:value-type="float">
            <text:p>37.69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6306" calcext:value-type="float">
            <text:p>40.06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306" calcext:value-type="float">
            <text:p>39.82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194" calcext:value-type="float">
            <text:p>37.71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583" calcext:value-type="float">
            <text:p>37.6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14778" calcext:value-type="float">
            <text:p>44.147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6056" calcext:value-type="float">
            <text:p>44.36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8667" calcext:value-type="float">
            <text:p>41.5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278" calcext:value-type="float">
            <text:p>52.7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2056" calcext:value-type="float">
            <text:p>52.72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56" calcext:value-type="float">
            <text:p>44.3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611" calcext:value-type="float">
            <text:p>41.44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5694" calcext:value-type="float">
            <text:p>40.85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.31833" calcext:value-type="float">
            <text:p>65.31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7.28861" calcext:value-type="float">
            <text:p>57.288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4694" calcext:value-type="float">
            <text:p>39.24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89389" calcext:value-type="float">
            <text:p>55.89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4528" calcext:value-type="float">
            <text:p>39.645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5278" calcext:value-type="float">
            <text:p>54.0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6028" calcext:value-type="float">
            <text:p>48.46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83" calcext:value-type="float">
            <text:p>48.44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5" calcext:value-type="float">
            <text:p>37.6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972" calcext:value-type="float">
            <text:p>37.82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667" calcext:value-type="float">
            <text:p>37.6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06" calcext:value-type="float">
            <text:p>37.67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0389" calcext:value-type="float">
            <text:p>48.80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65972" calcext:value-type="float">
            <text:p>48.65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9417" calcext:value-type="float">
            <text:p>54.39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806" calcext:value-type="float">
            <text:p>49.4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972" calcext:value-type="float">
            <text:p>37.86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8889" calcext:value-type="float">
            <text:p>40.08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9333" calcext:value-type="float">
            <text:p>49.39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57694" calcext:value-type="float">
            <text:p>44.5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2083" calcext:value-type="float">
            <text:p>47.02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98583" calcext:value-type="float">
            <text:p>46.98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325" calcext:value-type="float">
            <text:p>48.93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2139" calcext:value-type="float">
            <text:p>49.82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6056" calcext:value-type="float">
            <text:p>50.460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3611" calcext:value-type="float">
            <text:p>49.3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1417" calcext:value-type="float">
            <text:p>48.9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15" calcext:value-type="float">
            <text:p>49.31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528" calcext:value-type="float">
            <text:p>49.6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9306" calcext:value-type="float">
            <text:p>48.39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583" calcext:value-type="float">
            <text:p>48.40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9972" calcext:value-type="float">
            <text:p>51.799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8861" calcext:value-type="float">
            <text:p>47.88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361" calcext:value-type="float">
            <text:p>49.15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10417" calcext:value-type="float">
            <text:p>48.10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1694" calcext:value-type="float">
            <text:p>41.21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6361" calcext:value-type="float">
            <text:p>49.3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76722" calcext:value-type="float">
            <text:p>43.76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40556" calcext:value-type="float">
            <text:p>46.4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28" calcext:value-type="float">
            <text:p>44.39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4583" calcext:value-type="float">
            <text:p>48.04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3472" calcext:value-type="float">
            <text:p>48.03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02833" calcext:value-type="float">
            <text:p>51.028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6889" calcext:value-type="float">
            <text:p>49.268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8806" calcext:value-type="float">
            <text:p>54.08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75" calcext:value-type="float">
            <text:p>52.2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5667" calcext:value-type="float">
            <text:p>47.45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7694" calcext:value-type="float">
            <text:p>47.8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675" calcext:value-type="float">
            <text:p>47.06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9806" calcext:value-type="float">
            <text:p>48.59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5861" calcext:value-type="float">
            <text:p>52.05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11" calcext:value-type="float">
            <text:p>47.6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6167" calcext:value-type="float">
            <text:p>52.06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7806" calcext:value-type="float">
            <text:p>47.47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3306" calcext:value-type="float">
            <text:p>48.73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" calcext:value-type="float">
            <text:p>50.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95" calcext:value-type="float">
            <text:p>51.59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9278" calcext:value-type="float">
            <text:p>49.192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2583" calcext:value-type="float">
            <text:p>49.4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85" calcext:value-type="float">
            <text:p>47.08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025" calcext:value-type="float">
            <text:p>50.70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639" calcext:value-type="float">
            <text:p>49.446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8611" calcext:value-type="float">
            <text:p>53.88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235" calcext:value-type="float">
            <text:p>51.23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7167" calcext:value-type="float">
            <text:p>50.87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8528" calcext:value-type="float">
            <text:p>52.28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167" calcext:value-type="float">
            <text:p>49.54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7194" calcext:value-type="float">
            <text:p>47.971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3139" calcext:value-type="float">
            <text:p>52.83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6139" calcext:value-type="float">
            <text:p>50.56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9833" calcext:value-type="float">
            <text:p>52.59833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0075" calcext:value-type="float">
            <text:p>56.0075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72" calcext:value-type="float">
            <text:p>37.64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58" calcext:value-type="float">
            <text:p>56.5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528" calcext:value-type="float">
            <text:p>50.23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1417" calcext:value-type="float">
            <text:p>50.2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3778" calcext:value-type="float">
            <text:p>50.437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7944" calcext:value-type="float">
            <text:p>53.179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8694" calcext:value-type="float">
            <text:p>47.98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2917" calcext:value-type="float">
            <text:p>50.5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2361" calcext:value-type="float">
            <text:p>55.12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3361" calcext:value-type="float">
            <text:p>55.13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16611" calcext:value-type="float">
            <text:p>60.1661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694" calcext:value-type="float">
            <text:p>50.39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5083" calcext:value-type="float">
            <text:p>53.45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17" calcext:value-type="float">
            <text:p>37.64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62917" calcext:value-type="float">
            <text:p>55.6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9139" calcext:value-type="float">
            <text:p>50.49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10667" calcext:value-type="float">
            <text:p>51.10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4139" calcext:value-type="float">
            <text:p>50.44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9389" calcext:value-type="float">
            <text:p>53.19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0556" calcext:value-type="float">
            <text:p>50.6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30472" calcext:value-type="float">
            <text:p>55.30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35333" calcext:value-type="float">
            <text:p>51.35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5" calcext:value-type="float">
            <text:p>49.54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722" calcext:value-type="float">
            <text:p>50.23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1028" calcext:value-type="float">
            <text:p>53.81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9917" calcext:value-type="float">
            <text:p>49.49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94861" calcext:value-type="float">
            <text:p>54.94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5722" calcext:value-type="float">
            <text:p>55.1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1167" calcext:value-type="float">
            <text:p>49.7116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7444" calcext:value-type="float">
            <text:p>37.774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01861" calcext:value-type="float">
            <text:p>44.01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3917" calcext:value-type="float">
            <text:p>47.43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3611" calcext:value-type="float">
            <text:p>48.8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9361" calcext:value-type="float">
            <text:p>53.59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0167" calcext:value-type="float">
            <text:p>54.30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4083" calcext:value-type="float">
            <text:p>50.84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361" calcext:value-type="float">
            <text:p>51.8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028" calcext:value-type="float">
            <text:p>51.86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65722" calcext:value-type="float">
            <text:p>46.6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82583" calcext:value-type="float">
            <text:p>45.8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05528" calcext:value-type="float">
            <text:p>42.0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861" calcext:value-type="float">
            <text:p>50.788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5639" calcext:value-type="float">
            <text:p>51.65639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07417" calcext:value-type="float">
            <text:p>55.07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27917" calcext:value-type="float">
            <text:p>54.279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4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389" calcext:value-type="float">
            <text:p>37.63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3"/>
          <table:table-cell office:value-type="float" office:value="5.6" calcext:value-type="float">
            <text:p>5.6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3"/>
          <table:table-cell office:value-type="float" office:value="5.6" calcext:value-type="float">
            <text:p>5.6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3"/>
          <table:table-cell office:value-type="float" office:value="5.6" calcext:value-type="float">
            <text:p>5.6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4.195" calcext:value-type="float">
            <text:p>54.195</text:p>
          </table:table-cell>
          <table:table-cell office:value-type="string" calcext:value-type="string">
            <text:p>05/04/2022 – 13:13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Ids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2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running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02" calcext:value-type="float">
            <text:p>884580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3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running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03" calcext:value-type="float">
            <text:p>884580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4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running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04" calcext:value-type="float">
            <text:p>88458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5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running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05" calcext:value-type="float">
            <text:p>884580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6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running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06" calcext:value-type="float">
            <text:p>884580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7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running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07" calcext:value-type="float">
            <text:p>884580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8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running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08" calcext:value-type="float">
            <text:p>884580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9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running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09" calcext:value-type="float">
            <text:p>884580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0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running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10" calcext:value-type="float">
            <text:p>884581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1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running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11" calcext:value-type="float">
            <text:p>884581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2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running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12" calcext:value-type="float">
            <text:p>884581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3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running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13" calcext:value-type="float">
            <text:p>884581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4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running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14" calcext:value-type="float">
            <text:p>884581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5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running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15" calcext:value-type="float">
            <text:p>884581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6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running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16" calcext:value-type="float">
            <text:p>884581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7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17" calcext:value-type="float">
            <text:p>884581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8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18" calcext:value-type="float">
            <text:p>88458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9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19" calcext:value-type="float">
            <text:p>884581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0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1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2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3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4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5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6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7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8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9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0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1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2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3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4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5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6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7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8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9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0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1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2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3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4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5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6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7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8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9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0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1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2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3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4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5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6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7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8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9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0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1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2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3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4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5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6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7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8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9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0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1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2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3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4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5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6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7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8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9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0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1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2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3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4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5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6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7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8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9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0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1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2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3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4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5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6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7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8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9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0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20" calcext:value-type="float">
            <text:p>884582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1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21" calcext:value-type="float">
            <text:p>884582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2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22" calcext:value-type="float">
            <text:p>884582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3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23" calcext:value-type="float">
            <text:p>884582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4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24" calcext:value-type="float">
            <text:p>884582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5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25" calcext:value-type="float">
            <text:p>884582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6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26" calcext:value-type="float">
            <text:p>884582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7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27" calcext:value-type="float">
            <text:p>884582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8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28" calcext:value-type="float">
            <text:p>884582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9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29" calcext:value-type="float">
            <text:p>884582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0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30" calcext:value-type="float">
            <text:p>884583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1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31" calcext:value-type="float">
            <text:p>884583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2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32" calcext:value-type="float">
            <text:p>884583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3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33" calcext:value-type="float">
            <text:p>884583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4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34" calcext:value-type="float">
            <text:p>884583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5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35" calcext:value-type="float">
            <text:p>884583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6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36" calcext:value-type="float">
            <text:p>884583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7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37" calcext:value-type="float">
            <text:p>884583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8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38" calcext:value-type="float">
            <text:p>884583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9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39" calcext:value-type="float">
            <text:p>884583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0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40" calcext:value-type="float">
            <text:p>884584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1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41" calcext:value-type="float">
            <text:p>884584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2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42" calcext:value-type="float">
            <text:p>884584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3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43" calcext:value-type="float">
            <text:p>884584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4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44" calcext:value-type="float">
            <text:p>884584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5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45" calcext:value-type="float">
            <text:p>884584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6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46" calcext:value-type="float">
            <text:p>884584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7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47" calcext:value-type="float">
            <text:p>884584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8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48" calcext:value-type="float">
            <text:p>884584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9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49" calcext:value-type="float">
            <text:p>884584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0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50" calcext:value-type="float">
            <text:p>884585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1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51" calcext:value-type="float">
            <text:p>884585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2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52" calcext:value-type="float">
            <text:p>884585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3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53" calcext:value-type="float">
            <text:p>884585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4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54" calcext:value-type="float">
            <text:p>88458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5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55" calcext:value-type="float">
            <text:p>884585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6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56" calcext:value-type="float">
            <text:p>884585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7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57" calcext:value-type="float">
            <text:p>884585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8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58" calcext:value-type="float">
            <text:p>884585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9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59" calcext:value-type="float">
            <text:p>884585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0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60" calcext:value-type="float">
            <text:p>884586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1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61" calcext:value-type="float">
            <text:p>884586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2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62" calcext:value-type="float">
            <text:p>884586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3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63" calcext:value-type="float">
            <text:p>884586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4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64" calcext:value-type="float">
            <text:p>884586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5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65" calcext:value-type="float">
            <text:p>884586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6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66" calcext:value-type="float">
            <text:p>884586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7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67" calcext:value-type="float">
            <text:p>884586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8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68" calcext:value-type="float">
            <text:p>884586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9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69" calcext:value-type="float">
            <text:p>884586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0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70" calcext:value-type="float">
            <text:p>884587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1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71" calcext:value-type="float">
            <text:p>884587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2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72" calcext:value-type="float">
            <text:p>884587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3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73" calcext:value-type="float">
            <text:p>884587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4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74" calcext:value-type="float">
            <text:p>884587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5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75" calcext:value-type="float">
            <text:p>884587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6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76" calcext:value-type="float">
            <text:p>884587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7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77" calcext:value-type="float">
            <text:p>884587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8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78" calcext:value-type="float">
            <text:p>884587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9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79" calcext:value-type="float">
            <text:p>884587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0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80" calcext:value-type="float">
            <text:p>884588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1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81" calcext:value-type="float">
            <text:p>884588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2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82" calcext:value-type="float">
            <text:p>884588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3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83" calcext:value-type="float">
            <text:p>884588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4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84" calcext:value-type="float">
            <text:p>884588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5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85" calcext:value-type="float">
            <text:p>884588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6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86" calcext:value-type="float">
            <text:p>884588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7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87" calcext:value-type="float">
            <text:p>884588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8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88" calcext:value-type="float">
            <text:p>884588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9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89" calcext:value-type="float">
            <text:p>884588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0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90" calcext:value-type="float">
            <text:p>884589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1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91" calcext:value-type="float">
            <text:p>884589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2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92" calcext:value-type="float">
            <text:p>884589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3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93" calcext:value-type="float">
            <text:p>884589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4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94" calcext:value-type="float">
            <text:p>884589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5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95" calcext:value-type="float">
            <text:p>884589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6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96" calcext:value-type="float">
            <text:p>884589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7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97" calcext:value-type="float">
            <text:p>884589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8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98" calcext:value-type="float">
            <text:p>884589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9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99" calcext:value-type="float">
            <text:p>884589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0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00" calcext:value-type="float">
            <text:p>884590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1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01" calcext:value-type="float">
            <text:p>884590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2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02" calcext:value-type="float">
            <text:p>884590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3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03" calcext:value-type="float">
            <text:p>884590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4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04" calcext:value-type="float">
            <text:p>88459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5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05" calcext:value-type="float">
            <text:p>884590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6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06" calcext:value-type="float">
            <text:p>884590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7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07" calcext:value-type="float">
            <text:p>884590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8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08" calcext:value-type="float">
            <text:p>884590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9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09" calcext:value-type="float">
            <text:p>884590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0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0" calcext:value-type="float">
            <text:p>884591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1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1" calcext:value-type="float">
            <text:p>884591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2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2" calcext:value-type="float">
            <text:p>884591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3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3" calcext:value-type="float">
            <text:p>884591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4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4" calcext:value-type="float">
            <text:p>884591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5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5" calcext:value-type="float">
            <text:p>884591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6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6" calcext:value-type="float">
            <text:p>884591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7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7" calcext:value-type="float">
            <text:p>884591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8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8" calcext:value-type="float">
            <text:p>88459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9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9" calcext:value-type="float">
            <text:p>884591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3"/>
          <table:table-cell office:value-type="float" office:value="8845920" calcext:value-type="float">
            <text:p>884592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40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 style:data-style-name="N2" text:time-value="10:41:37.2786353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5:00:23.623562868</meta:creation-date>
    <meta:generator>LibreOffice/6.4.7.2$Linux_X86_64 LibreOffice_project/40$Build-2</meta:generator>
    <dc:date>2022-04-13T10:42:27.761921510</dc:date>
    <meta:editing-duration>P5DT16H2M</meta:editing-duration>
    <meta:editing-cycles>218</meta:editing-cycles>
    <meta:document-statistic meta:table-count="1" meta:cell-count="7198" meta:object-count="0"/>
  </office:meta>
</office:document-meta>
</file>